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dp2" style:family="drawing-page">
      <style:drawing-page-properties draw:fill="solid" draw:fill-color="#00dcff" draw:fill-image-width="0cm" draw:fill-image-height="0cm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5.08cm" svg:x="11.16cm" svg:y="1.635cm">
          <text:p text:style-name="P1">index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6.35cm" svg:height="3.175cm" svg:x="1cm" svg:y="4.175cm">
          <text:p text:style-name="P1">about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08cm" svg:height="5.08cm" svg:x="11.16cm" svg:y="7.985cm">
          <text:p text:style-name="P1">School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1.16cm" svg:y1="4.175cm" svg:x2="7.35cm" svg:y2="5.762cm" draw:start-shape="id1" draw:end-shape="id2" draw:end-glue-point="1" svg:d="m11160 4175h-1905v1587h-1905">
          <text:p/>
        </draw:connector>
        <draw:connector draw:style-name="gr2" draw:text-style-name="P1" draw:layer="layout" svg:x1="16.24cm" svg:y1="4.175cm" svg:x2="16.24cm" svg:y2="4.175cm" draw:start-shape="id1" draw:end-shape="id1" svg:d="">
          <text:p/>
        </draw:connector>
        <draw:connector draw:style-name="gr2" draw:text-style-name="P1" draw:layer="layout" svg:x1="16.24cm" svg:y1="10.525cm" svg:x2="16.24cm" svg:y2="10.525cm" draw:start-shape="id3" draw:end-shape="id3" draw:end-glue-point="1" svg:d="">
          <text:p/>
        </draw:connector>
        <draw:custom-shape draw:style-name="gr1" draw:text-style-name="P1" xml:id="id4" draw:id="id4" draw:layer="layout" svg:width="5.08cm" svg:height="5.08cm" svg:x="20.685cm" svg:y="1.635cm">
          <text:p text:style-name="P1">Life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7cm" svg:y1="6.715cm" svg:x2="13.7cm" svg:y2="7.985cm" draw:start-shape="id1" draw:end-shape="id3" svg:d="m13700 6715v1270">
          <text:p/>
        </draw:connector>
        <draw:custom-shape draw:style-name="gr1" draw:text-style-name="P1" xml:id="id5" draw:id="id5" draw:layer="layout" svg:width="4.445cm" svg:height="4.445cm" svg:x="21.32cm" svg:y="7.35cm">
          <text:p text:style-name="P1">Favourite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5.765cm" svg:y1="4.175cm" svg:x2="25.765cm" svg:y2="9.572cm" draw:start-shape="id4" draw:end-shape="id5" svg:d="m25765 4175h502v5397h-502">
          <text:p/>
        </draw:connector>
        <draw:custom-shape draw:style-name="gr1" draw:text-style-name="P1" xml:id="id6" draw:id="id6" draw:layer="layout" svg:width="3.81cm" svg:height="2.54cm" svg:x="18.145cm" svg:y="10.525cm">
          <text:p text:style-name="P1"><text:s/>Game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.32cm" svg:y1="9.572cm" svg:x2="20.05cm" svg:y2="10.525cm" draw:start-shape="id5" draw:start-glue-point="3" draw:end-shape="id6" svg:d="m21320 9572h-1270v953">
          <text:p/>
        </draw:connector>
        <draw:custom-shape draw:style-name="gr1" draw:text-style-name="P1" xml:id="id7" draw:id="id7" draw:layer="layout" svg:width="4.445cm" svg:height="2.54cm" svg:x="22.495cm" svg:y="14.335cm">
          <text:p text:style-name="P1">Sport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542cm" svg:y1="11.795cm" svg:x2="24.717cm" svg:y2="14.335cm" draw:start-shape="id5" draw:end-shape="id7" svg:d="m23542 11795v1270h1175v1270">
          <text:p/>
        </draw:connector>
        <draw:custom-shape draw:style-name="gr1" draw:text-style-name="P1" xml:id="id8" draw:id="id8" draw:layer="layout" svg:width="5.08cm" svg:height="2.54cm" svg:x="1cm" svg:y="7.985cm">
          <text:p text:style-name="P1">Sui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16cm" svg:y1="10.525cm" svg:x2="6.08cm" svg:y2="9.255cm" draw:start-shape="id3" draw:end-shape="id8" draw:end-glue-point="1" svg:d="m11160 10525h-2540v-1270h-2540">
          <text:p/>
        </draw:connector>
        <draw:custom-shape draw:style-name="gr1" draw:text-style-name="P1" xml:id="id9" draw:id="id9" draw:layer="layout" svg:width="5.08cm" svg:height="2.54cm" svg:x="17.51cm" svg:y="14.335cm">
          <text:p text:style-name="P1">Subject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542cm" svg:y1="11.795cm" svg:x2="20.05cm" svg:y2="14.335cm" draw:start-shape="id5" draw:end-shape="id9" svg:d="m23542 11795v1270h-3492v1270">
          <text:p/>
        </draw:connector>
        <draw:custom-shape draw:style-name="gr1" draw:text-style-name="P1" xml:id="id10" draw:id="id10" draw:layer="layout" svg:width="6.35cm" svg:height="3.175cm" svg:x="1cm" svg:y="1cm">
          <text:p text:style-name="P1">Blog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16cm" svg:y1="4.175cm" svg:x2="7.35cm" svg:y2="2.587cm" draw:start-shape="id1" draw:end-shape="id10" svg:d="m11160 4175h-1905v-1588h-1905">
          <text:p/>
        </draw:connector>
        <draw:custom-shape draw:style-name="gr1" draw:text-style-name="P1" xml:id="id11" draw:id="id11" draw:layer="layout" svg:width="5.08cm" svg:height="2.445cm" svg:x="1cm" svg:y="10.525cm">
          <text:p text:style-name="P1">Preschool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16cm" svg:y1="10.525cm" svg:x2="6.08cm" svg:y2="11.747cm" draw:start-shape="id3" draw:end-shape="id11" svg:d="m11160 10525h-2540v1222h-2540">
          <text:p/>
        </draw:connector>
        <draw:custom-shape draw:style-name="gr1" draw:text-style-name="P1" xml:id="id12" draw:id="id12" draw:layer="layout" svg:width="5.08cm" svg:height="2.54cm" svg:x="1cm" svg:y="13.065cm">
          <text:p text:style-name="P1">Middleschool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16cm" svg:y1="10.525cm" svg:x2="6.08cm" svg:y2="14.335cm" draw:start-shape="id3" draw:start-glue-point="5" draw:end-shape="id12" svg:d="m11160 10525h-2540v3810h-2540">
          <text:p/>
        </draw:connector>
        <draw:connector draw:style-name="gr2" draw:text-style-name="P1" draw:layer="layout" svg:x1="16.24cm" svg:y1="4.175cm" svg:x2="20.685cm" svg:y2="4.175cm" draw:start-shape="id1" draw:end-shape="id4" svg:d="m16240 4175h4445">
          <text:p/>
        </draw:connector>
        <draw:custom-shape draw:style-name="gr1" draw:text-style-name="P1" xml:id="id13" draw:id="id13" draw:layer="layout" svg:width="4.445cm" svg:height="2.54cm" svg:x="9.255cm" svg:y="14.335cm">
          <text:p text:style-name="P1">Friend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13.065cm" svg:x2="11.477cm" svg:y2="14.335cm" draw:start-shape="id3" draw:end-shape="id13" svg:d="m13700 13065v636h-2223v634">
          <text:p/>
        </draw:connector>
      </draw:page>
      <draw:page draw:name="page2" draw:style-name="dp2" draw:master-page-name="Default">
        <draw:custom-shape draw:style-name="gr3" draw:text-style-name="P2" draw:layer="layout" svg:width="10.16cm" svg:height="10.795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985cm" svg:height="3.175cm" svg:x="19.415cm" svg:y="1.635cm">
          <text:p text:style-name="P3">Pic1.p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27cm" svg:x="2.27cm" svg:y="2.27cm">
          <text:p text:style-name="P1"><text:s text:c="2"/>button1-on.p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27cm" svg:x="2.27cm" svg:y="4.81cm">
          <text:p text:style-name="P1"><text:s text:c="2"/>button2-on.p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27cm" svg:x="2.27cm" svg:y="7.985cm">
          <text:p text:style-name="P1"><text:s text:c="2"/>button3-on.p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27cm" svg:x="2.27cm" svg:y="10.525cm">
          <text:p text:style-name="P1"><text:s text:c="2"/>button4-on.p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3.97cm" svg:height="6.985cm" svg:x="12.43cm" svg:y="5.445cm">
          <text:p text:style-name="P1">Text1.od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35cm" svg:height="3.175cm" svg:x="12.43cm" svg:y="1.635cm">
          <text:p text:style-name="P4"><text:span text:style-name="T1">Pic2.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4.765cm" svg:height="6.985cm" svg:x="1.635cm" svg:y="13.065cm">
          <text:p text:style-name="P1">Text2.od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2T11:08:48</meta:creation-date>
    <dc:date>2012-04-17T15:28:55</dc:date>
    <dc:creator>student </dc:creator>
    <meta:editing-duration>PT44M13S</meta:editing-duration>
    <meta:editing-cycles>4</meta:editing-cycles>
    <meta:generator>LibreOffice/3.3$Linux LibreOffice_project/330m19$Build-202</meta:generator>
    <meta:document-statistic meta:object-count="36"/>
  </office:meta>
</office:document-meta>
</file>